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0000ff" draw:textarea-horizontal-align="center" draw:textarea-vertical-align="middle" draw:auto-grow-height="false" draw:auto-grow-width="true"/>
      <style:paragraph-properties style:writing-mode="tb-rl"/>
    </style:style>
    <style:style style:name="gr2" style:family="graphic" style:parent-style-name="standard">
      <style:graphic-properties svg:stroke-width="0.051cm" svg:stroke-color="#0000ff"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3"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solid" draw:fill-color="#0000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standard">
      <style:graphic-properties draw:stroke="none" svg:stroke-color="#000000" draw:fill="none" draw:fill-color="#ffffff" fo:min-height="2.617cm"/>
    </style:style>
    <style:style style:name="gr6" style:family="graphic" style:parent-style-name="standard">
      <style:graphic-properties draw:stroke="none" svg:stroke-color="#000000" draw:fill="none" draw:fill-color="#ffffff" draw:textarea-horizontal-align="right" draw:textarea-vertical-align="justify" draw:auto-grow-height="false" draw:auto-grow-width="true" fo:min-width="0.127cm"/>
    </style:style>
    <style:style style:name="gr7" style:family="graphic" style:parent-style-name="standard">
      <style:graphic-properties svg:stroke-color="#000000" draw:fill="gradient" draw:fill-color="#b3b3b3" draw:fill-gradient-name="Gradient_20_8" draw:textarea-horizontal-align="center" draw:textarea-vertical-align="middle" draw:shadow="hidden"/>
    </style:style>
    <style:style style:name="gr8" style:family="graphic" style:parent-style-name="standard">
      <style:graphic-properties svg:stroke-color="#000000" draw:fill="gradient" draw:fill-color="#000000" draw:fill-gradient-name="Gradient_20_9" draw:textarea-horizontal-align="justify" draw:textarea-vertical-align="middle" draw:auto-grow-height="false"/>
    </style:style>
    <style:style style:name="gr9"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graphic-properties draw:stroke="none" svg:stroke-color="#000000" draw:fill="none" draw:fill-color="#ffffff" draw:textarea-horizontal-align="left" draw:auto-grow-height="true" draw:auto-grow-width="true" fo:min-height="0.561cm" fo:min-width="1.212cm"/>
    </style:style>
    <style:style style:name="gr13"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graphic-properties draw:stroke="none" svg:stroke-color="#000000" draw:fill="none" draw:fill-color="#ffffff" fo:min-height="0.734cm"/>
    </style:style>
    <style:style style:name="gr17" style:family="graphic" style:parent-style-name="standard">
      <style:graphic-properties draw:fill="solid" draw:fill-color="#ff0000" draw:textarea-horizontal-align="center" draw:textarea-vertical-align="middle" draw:auto-grow-height="false" draw:auto-grow-width="true"/>
      <style:paragraph-properties style:writing-mode="tb-rl"/>
    </style:style>
    <style:style style:name="gr18" style:family="graphic" style:parent-style-name="standard">
      <style:graphic-properties svg:stroke-width="0.051cm" svg:stroke-color="#ff0000"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19"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solid" draw:fill-color="#ff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solid" draw:stroke-dash="Dash_20_2" svg:stroke-width="0.102cm" svg:stroke-color="#000000" draw:marker-start="" draw:marker-start-width="0.452cm" draw:marker-start-center="false" draw:marker-end="" draw:marker-end-width="0.4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graphic-properties draw:stroke="none" svg:stroke-color="#000000" draw:fill="none" draw:fill-color="#ffffff" fo:min-height="2.454cm"/>
    </style:style>
    <style:style style:name="gr22" style:family="graphic" style:parent-style-name="standard">
      <style:graphic-properties svg:stroke-color="#000000" draw:fill="gradient" draw:fill-color="#000000" draw:fill-gradient-name="Rectangular_20_red_2f_white" draw:textarea-horizontal-align="justify" draw:textarea-vertical-align="middle" draw:auto-grow-height="false"/>
    </style:style>
    <style:style style:name="gr23"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graphic-properties draw:stroke="none" svg:stroke-color="#000000" draw:fill="none" draw:fill-color="#ffffff" draw:textarea-horizontal-align="left" draw:auto-grow-height="true" draw:auto-grow-width="true" fo:min-height="0.56cm" fo:min-width="0.773cm"/>
    </style:style>
    <style:style style:name="gr27"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1">
      <style:graphic-properties draw:stroke="solid" draw:stroke-dash="Dash_20_2" svg:stroke-width="0.102cm" svg:stroke-color="#000000" draw:marker-start="" draw:marker-start-width="0.352cm" draw:marker-start-center="false" draw:marker-end="" draw:marker-end-width="0.352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standard">
      <style:graphic-properties draw:stroke="none" svg:stroke-color="#000000" draw:fill="none" draw:fill-color="#ffffff" fo:min-height="0.648cm"/>
    </style:style>
    <style:style style:name="gr31" style:family="graphic" style:parent-style-name="standard">
      <style:graphic-properties draw:stroke="dash" draw:stroke-dash="Fine_20_Dashed_20__28_var_29_" svg:stroke-width="0.102cm" svg:stroke-color="#0000ff" draw:marker-start-width="0.352cm" draw:marker-end="Arrow" draw:marker-end-width="0.452cm" draw:textarea-horizontal-align="center" draw:textarea-vertical-align="middle" fo:padding-top="0.175cm" fo:padding-bottom="0.175cm" fo:padding-left="0.3cm" fo:padding-right="0.3cm"/>
    </style:style>
    <style:style style:name="gr32" style:family="graphic" style:parent-style-name="standard">
      <style:graphic-properties draw:stroke="dash" draw:stroke-dash="Ultrafine_20_Dashed" svg:stroke-width="0.102cm" svg:stroke-color="#0000ff" draw:marker-start-width="0.352cm" draw:marker-end="Arrow" draw:marker-end-width="0.452cm" draw:textarea-horizontal-align="center" draw:textarea-vertical-align="middle" fo:padding-top="0.175cm" fo:padding-bottom="0.175cm" fo:padding-left="0.3cm" fo:padding-right="0.3cm"/>
    </style:style>
    <style:style style:name="gr33" style:family="graphic" style:parent-style-name="standard">
      <style:graphic-properties svg:stroke-width="0.102cm" svg:stroke-color="#0000ff" draw:marker-start-width="0.352cm" draw:marker-end="Arrow" draw:marker-end-width="0.452cm" draw:textarea-horizontal-align="center" draw:textarea-vertical-align="middle" fo:padding-top="0.175cm" fo:padding-bottom="0.175cm" fo:padding-left="0.3cm" fo:padding-right="0.3cm"/>
    </style:style>
    <style:style style:name="gr34" style:family="graphic" style:parent-style-name="standard">
      <style:graphic-properties draw:stroke="dash" draw:stroke-dash="Ultrafine_20_Dashed" svg:stroke-width="0.102cm" svg:stroke-color="#0000ff" draw:marker-start="" draw:marker-start-width="0.352cm" draw:marker-end="Arrowheads_20_2" draw:marker-end-width="0.452cm" draw:textarea-horizontal-align="center" draw:textarea-vertical-align="middle" fo:padding-top="0.175cm" fo:padding-bottom="0.175cm" fo:padding-left="0.3cm" fo:padding-right="0.3cm"/>
    </style:style>
    <style:style style:name="gr35" style:family="graphic" style:parent-style-name="standard">
      <style:graphic-properties draw:stroke="dash" draw:stroke-dash="Fine_20_Dashed_20__28_var_29_" svg:stroke-width="0.102cm" svg:stroke-color="#ff0000" draw:marker-start-width="0.352cm" draw:marker-end="Arrow" draw:marker-end-width="0.452cm" draw:textarea-horizontal-align="center" draw:textarea-vertical-align="middle" fo:padding-top="0.175cm" fo:padding-bottom="0.175cm" fo:padding-left="0.3cm" fo:padding-right="0.3cm"/>
    </style:style>
    <style:style style:name="gr36" style:family="graphic" style:parent-style-name="standard">
      <style:graphic-properties draw:stroke="dash" draw:stroke-dash="Ultrafine_20_Dashed" svg:stroke-width="0.102cm" svg:stroke-color="#ff0000" draw:marker-start-width="0.352cm" draw:marker-end="Arrow" draw:marker-end-width="0.452cm" draw:textarea-horizontal-align="center" draw:textarea-vertical-align="middle" fo:padding-top="0.175cm" fo:padding-bottom="0.175cm" fo:padding-left="0.3cm" fo:padding-right="0.3cm"/>
    </style:style>
    <style:style style:name="gr37" style:family="graphic" style:parent-style-name="standard">
      <style:graphic-properties svg:stroke-width="0.102cm" svg:stroke-color="#ff0000" draw:marker-start-width="0.352cm" draw:marker-end="Arrow" draw:marker-end-width="0.452cm" draw:textarea-horizontal-align="center" draw:textarea-vertical-align="middle" fo:padding-top="0.175cm" fo:padding-bottom="0.175cm" fo:padding-left="0.3cm" fo:padding-right="0.3cm"/>
    </style:style>
    <style:style style:name="gr38" style:family="graphic" style:parent-style-name="standard">
      <style:graphic-properties draw:stroke="dash" draw:stroke-dash="Ultrafine_20_Dashed" svg:stroke-width="0.102cm" svg:stroke-color="#ff0000" draw:marker-start="" draw:marker-start-width="0.352cm" draw:marker-end="Arrowheads_20_2" draw:marker-end-width="0.452cm" draw:textarea-horizontal-align="center" draw:textarea-vertical-align="middle" fo:padding-top="0.175cm" fo:padding-bottom="0.175cm" fo:padding-left="0.3cm" fo:padding-right="0.3cm"/>
    </style:style>
    <style:style style:name="gr39"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40" style:family="graphic" style:parent-style-name="standard">
      <style:graphic-properties draw:stroke="dash" draw:stroke-dash="Ultrafine_20_Dashed" svg:stroke-width="0.102cm" draw:marker-start-width="0.352cm" draw:marker-end-width="0.352cm" draw:textarea-horizontal-align="center" draw:textarea-vertical-align="middle" fo:padding-top="0.175cm" fo:padding-bottom="0.175cm" fo:padding-left="0.3cm" fo:padding-right="0.3cm"/>
    </style:style>
    <style:style style:name="gr41" style:family="graphic" style:parent-style-name="standard">
      <style:graphic-properties draw:stroke="dash" draw:stroke-dash="Fine_20_Dashed_20__28_var_29_" svg:stroke-width="0.102cm" draw:marker-start-width="0.352cm" draw:marker-end-width="0.352cm" draw:textarea-horizontal-align="center" draw:textarea-vertical-align="middle" fo:padding-top="0.175cm" fo:padding-bottom="0.175cm" fo:padding-left="0.3cm" fo:padding-right="0.3cm"/>
    </style:style>
    <style:style style:name="gr42" style:family="graphic" style:parent-style-name="standard">
      <style:graphic-properties draw:stroke="none" svg:stroke-color="#000000" draw:fill="none" draw:fill-color="#ffffff" fo:min-height="2.366cm"/>
    </style:style>
    <style:style style:name="gr43" style:family="graphic" style:parent-style-name="standard">
      <style:graphic-properties svg:stroke-width="0.102cm" svg:stroke-color="#b3b3b3" draw:marker-start-width="0.352cm" draw:marker-end-width="0.352cm" draw:fill="none" draw:textarea-horizontal-align="center" draw:textarea-vertical-align="middle" fo:padding-top="0.175cm" fo:padding-bottom="0.175cm" fo:padding-left="0.3cm" fo:padding-right="0.3cm"/>
    </style:style>
    <style:style style:name="gr44" style:family="graphic" style:parent-style-name="standard">
      <style:graphic-properties draw:fill="none" draw:textarea-horizontal-align="justify" draw:textarea-vertical-align="middle" draw:auto-grow-height="false" fo:min-height="0cm" fo:min-width="0cm" fo:wrap-option="no-wrap"/>
    </style:style>
    <style:style style:name="P1" style:family="paragraph">
      <style:paragraph-properties fo:margin-left="0cm" fo:margin-right="0cm" fo:text-align="center" fo:text-indent="0cm" style:writing-mode="tb-rl"/>
      <style:text-properties fo:color="#ffffff" fo:font-family="'Times New Roman'" style:font-style-name="Regular" style:font-family-generic="roman" style:font-pitch="variable" fo:font-size="18pt"/>
    </style:style>
    <style:style style:name="P2" style:family="paragraph">
      <style:paragraph-properties fo:text-align="center"/>
      <style:text-properties fo:font-family="'Times New Roman'" style:font-style-name="Regular" style:font-family-generic="roman" style:font-pitch="variable"/>
    </style:style>
    <style:style style:name="P3" style:family="paragraph">
      <style:paragraph-properties text:enable-numbering="false"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Times New Roman'" style:font-style-name="Regular"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SimSun" style:font-family-generic-asian="system" style:font-pitch-asian="variable" style:font-size-asian="18pt" style:language-asian="zh" style:country-asian="CN"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Times New Roman'" style:font-style-name="Regular" style:font-family-generic="roman" style:font-pitch="variable" fo:font-size="20pt" style:font-size-asian="20pt" style:font-size-complex="20pt"/>
    </style:style>
    <style:style style:name="P6" style:family="paragraph">
      <style:paragraph-properties fo:margin-left="0cm" fo:margin-right="0cm" fo:text-indent="0cm"/>
      <style:text-properties fo:font-family="'Times New Roman'" style:font-style-name="Regular" style:font-family-generic="roman" style:font-pitch="variable"/>
    </style:style>
    <style:style style:name="P7" style:family="paragraph">
      <style:paragraph-properties fo:margin-left="0cm" fo:margin-right="0cm" fo:text-align="center" fo:text-indent="0cm"/>
      <style:text-properties fo:color="#ffffff" fo:font-family="'Times New Roman'" style:font-style-name="Regular" style:font-family-generic="roman" style:font-pitch="variable" fo:font-size="18pt"/>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font-family="'Times New Roman'" style:font-style-name="Regular" style:font-family-generic="roman" style:font-pitch="variable" fo:font-size="18pt"/>
    </style:style>
    <style:style style:name="P10" style:family="paragraph">
      <style:paragraph-properties fo:margin-left="0cm" fo:margin-right="0cm" fo:text-indent="0cm"/>
      <style:text-properties fo:font-family="'Times New Roman'" style:font-style-name="Regular" style:font-family-generic="roman" style:font-pitch="variable" fo:font-size="18pt" style:font-size-asian="18pt" style:font-size-complex="18pt"/>
    </style:style>
    <style:style style:name="P11" style:family="paragraph">
      <style:paragraph-properties fo:margin-left="0cm" fo:margin-right="0cm" fo:text-align="center" fo:text-indent="0cm"/>
      <style:text-properties fo:font-family="'Times New Roman'" style:font-style-name="Regular" style:font-family-generic="roman" style:font-pitch="variable" fo:font-size="15pt"/>
    </style:style>
    <style:style style:name="P12" style:family="paragraph">
      <style:text-properties fo:font-family="'Times New Roman'" style:font-style-name="Regular" style:font-family-generic="roman" style:font-pitch="variable" fo:font-size="18pt"/>
    </style:style>
    <style:style style:name="P13" style:family="paragraph">
      <style:paragraph-properties fo:text-align="center"/>
    </style:style>
    <style:style style:name="P14" style:family="paragraph">
      <style:paragraph-properties fo:text-align="center"/>
      <style:text-properties fo:font-family="'Times New Roman'" style:font-style-name="Italic" style:font-family-generic="roman" style:font-pitch="variable" fo:font-style="italic"/>
    </style:style>
    <style:style style:name="T1" style:family="text">
      <style:text-properties fo:color="#ffffff" fo:font-family="'Times New Roman'" style:font-style-name="Regular" style:font-family-generic="roman" style:font-pitch="variable" fo:font-size="18pt"/>
    </style:style>
    <style:style style:name="T2" style:family="text">
      <style:text-properties fo:font-family="'Times New Roman'" style:font-style-name="Regular" style:font-family-generic="roman" style:font-pitch="variable" fo:font-size="20pt" style:font-size-asian="20pt" style:font-size-complex="20pt"/>
    </style:style>
    <style:style style:name="T3" style:family="text">
      <style:text-properties fo:font-family="'Times New Roman'" style:font-style-name="Regular" style:font-family-generic="roman" style:font-pitch="variable" fo:font-size="18pt"/>
    </style:style>
    <style:style style:name="T4" style:family="text">
      <style:text-properties fo:font-family="'Times New Roman'" style:font-style-name="Regular" style:font-family-generic="roman" style:font-pitch="variable" fo:font-size="18pt" style:font-size-asian="18pt" style:font-size-complex="18pt"/>
    </style:style>
    <style:style style:name="T5" style:family="text">
      <style:text-properties fo:font-family="'Times New Roman'" style:font-style-name="Regular" style:font-family-generic="roman" style:font-pitch="variable" fo:font-size="15pt"/>
    </style:style>
    <style:style style:name="T6" style:family="text">
      <style:text-properties fo:font-family="'Times New Roman'" style:font-style-name="Italic" style:font-family-generic="roman" style:font-pitch="variable" fo:font-style="italic"/>
    </style:style>
    <style:style style:name="T7" style:family="text">
      <style:text-properties style:text-position="sub 58%" fo:font-family="'Times New Roman'" style:font-style-name="Italic" style:font-family-generic="roman" style:font-pitch="variable" fo:font-size="18pt" fo:font-style="italic"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id="id6" draw:layer="layout" svg:width="1.381cm" svg:height="2.107cm" draw:transform="rotate (1.5707963267946) translate (18.004cm 9.785cm)">
          <text:p text:style-name="P1"><text:span text:style-name="T1">HX</text:span></text:p>
        </draw:rect>
        <draw:custom-shape draw:style-name="gr2" draw:text-style-name="P2" draw:id="id2" draw:layer="layout" svg:width="0.102cm" svg:height="0.102cm" svg:x="18.615cm" svg:y="3.429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draw:id="id5">
          <draw:glue-point draw:id="4" svg:x="-4.945cm" svg:y="-3.918cm"/>
          <draw:glue-point draw:id="5" svg:x="4.94cm" svg:y="-3.299cm"/>
          <draw:glue-point draw:id="6" svg:x="-4.84cm" svg:y="-1.1cm"/>
          <draw:glue-point draw:id="7" svg:x="-4.922cm" svg:y="-2.413cm"/>
          <draw:g>
            <draw:custom-shape draw:style-name="gr3" draw:text-style-name="P3" draw:layer="layout" svg:width="2.172cm" svg:height="1.776cm" svg:x="15.004cm" svg:y="11.251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4" draw:text-style-name="P3" draw:layer="layout" svg:width="2.184cm" svg:height="2.946cm" svg:x="15.004cm" svg:y="8.292cm">
              <text:p/>
              <draw:enhanced-geometry svg:viewBox="0 0 21600 21600" draw:mirror-horizontal="false" draw:mirror-vertical="false" draw:type="rectangle" draw:enhanced-path="M 0 0 L 21600 0 21600 21600 0 21600 0 0 Z N"/>
            </draw:custom-shape>
            <draw:frame draw:style-name="gr5" draw:text-style-name="P5" draw:layer="layout" svg:width="2.064cm" svg:height="2.867cm" svg:x="14.987cm" svg:y="8.805cm">
              <draw:text-box>
                <text:p text:style-name="P4"><text:span text:style-name="T2">Sep.</text:span></text:p>
              </draw:text-box>
            </draw:frame>
          </draw:g>
        </draw:g>
        <draw:frame draw:style-name="gr6" draw:text-style-name="P6" draw:layer="layout" svg:width="0.627cm" svg:height="0.093cm" svg:x="23.935cm" svg:y="13.836cm">
          <draw:text-box>
            <text:p/>
          </draw:text-box>
        </draw:frame>
        <draw:rect draw:style-name="gr7" draw:text-style-name="P7" draw:id="id1" draw:layer="layout" svg:width="2.861cm" svg:height="4.688cm" svg:x="11.167cm" svg:y="5.914cm">
          <draw:glue-point draw:id="4" svg:x="4.998cm" svg:y="-2.54cm"/>
          <draw:glue-point draw:id="5" svg:x="-4.991cm" svg:y="-2.668cm"/>
          <draw:glue-point draw:id="6" svg:x="-4.9cm" svg:y="2.683cm"/>
          <draw:glue-point draw:id="7" svg:x="4.998cm" svg:y="2.666cm"/>
          <text:p text:style-name="P4"><text:span text:style-name="T1">Reg.</text:span></text:p>
        </draw:rect>
        <draw:custom-shape draw:style-name="gr8" draw:text-style-name="P2" draw:layer="layout" svg:width="0.892cm" svg:height="2.705cm" draw:transform="rotate (1.5707963267946) translate (17.718cm 10.712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id="id8">
          <draw:g>
            <draw:circle draw:style-name="gr9" draw:text-style-name="P3" draw:layer="layout" svg:width="2.39cm" svg:height="2.39cm" draw:transform="rotate (3.1415926535892) translate (8.74cm 12.571cm)">
              <text:p/>
            </draw:circle>
            <draw:line draw:style-name="gr10" draw:text-style-name="P3" draw:layer="layout" svg:x1="8.357cm" svg:y1="12.25cm" svg:x2="8.038cm" svg:y2="10.325cm">
              <text:p/>
            </draw:line>
            <draw:line draw:style-name="gr11" draw:text-style-name="P3" draw:layer="layout" svg:x1="7.09cm" svg:y1="10.243cm" svg:x2="6.749cm" svg:y2="12.29cm">
              <text:p/>
            </draw:line>
          </draw:g>
          <draw:frame draw:style-name="gr12" draw:text-style-name="P9" draw:layer="layout" svg:width="2.051cm" svg:height="0.971cm" draw:transform="rotate (1.5707963267946) translate (7.065cm 12.573cm)">
            <draw:text-box>
              <text:p text:style-name="P8"><text:span text:style-name="T3">Comp</text:span></text:p>
            </draw:text-box>
          </draw:frame>
        </draw:g>
        <draw:g draw:id="id4">
          <draw:g>
            <draw:ellipse draw:style-name="gr13" draw:text-style-name="P3" draw:layer="layout" svg:width="2.388cm" svg:height="2.39cm" draw:transform="rotate (-1.57079632679579) translate (22.898cm 4.64cm)">
              <text:p/>
            </draw:ellipse>
            <draw:line draw:style-name="gr14" draw:text-style-name="P3" draw:layer="layout" svg:x1="22.555cm" svg:y1="6.688cm" svg:x2="22.236cm" svg:y2="4.763cm">
              <text:p/>
            </draw:line>
            <draw:line draw:style-name="gr15" draw:text-style-name="P3" draw:layer="layout" svg:x1="21.288cm" svg:y1="4.711cm" svg:x2="20.947cm" svg:y2="6.758cm">
              <text:p/>
            </draw:line>
          </draw:g>
          <draw:frame draw:style-name="gr16" draw:text-style-name="P10" draw:layer="layout" svg:width="2.226cm" svg:height="0.984cm" draw:transform="rotate (1.5707963267946) translate (21.175cm 6.836cm)">
            <draw:text-box>
              <text:p text:style-name="P8"><text:span text:style-name="T4">Pump</text:span></text:p>
            </draw:text-box>
          </draw:frame>
        </draw:g>
        <draw:rect draw:style-name="gr17" draw:text-style-name="P1" draw:id="id9" draw:layer="layout" svg:width="1.381cm" svg:height="1.927cm" draw:transform="rotate (3.1415926535892) translate (8.226cm 9.21cm)">
          <text:p text:style-name="P1"><text:span text:style-name="T1">HX</text:span></text:p>
        </draw:rect>
        <draw:custom-shape draw:style-name="gr18" draw:text-style-name="P2" draw:id="id11" draw:layer="layout" svg:width="0.102cm" svg:height="0.102cm" svg:x="7.491cm" svg:y="14.006cm">
          <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g draw:id="id7">
          <draw:glue-point draw:id="4" svg:x="-4.945cm" svg:y="-3.918cm"/>
          <draw:glue-point draw:id="5" svg:x="4.94cm" svg:y="-3.299cm"/>
          <draw:g>
            <draw:custom-shape draw:style-name="gr19" draw:text-style-name="P3" draw:layer="layout" svg:width="2.181cm" svg:height="1.776cm" svg:x="3.692cm" svg:y="7.291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20" draw:text-style-name="P3" draw:layer="layout" svg:width="2.181cm" svg:height="2.959cm" svg:x="3.692cm" svg:y="4.332cm">
              <text:p/>
              <draw:enhanced-geometry svg:viewBox="0 0 21600 21600" draw:mirror-horizontal="false" draw:mirror-vertical="false" draw:type="rectangle" draw:enhanced-path="M 0 0 L 21600 0 21600 21600 0 21600 0 0 Z N"/>
            </draw:custom-shape>
            <draw:frame draw:style-name="gr21" draw:text-style-name="P11" draw:layer="layout" svg:width="2.203cm" svg:height="2.704cm" svg:x="3.674cm" svg:y="4.845cm">
              <draw:text-box>
                <text:p text:style-name="P4"><text:span text:style-name="T2">Sep.</text:span></text:p>
                <text:p text:style-name="P4"><text:span text:style-name="T5"/></text:p>
              </draw:text-box>
            </draw:frame>
          </draw:g>
        </draw:g>
        <draw:custom-shape draw:style-name="gr22" draw:text-style-name="P2" draw:layer="layout" svg:width="0.787cm" svg:height="2.705cm" svg:x="8.283cm" svg:y="6.899cm">
          <text:p/>
          <draw:enhanced-geometry svg:viewBox="0 0 21600 21600" draw:mirror-horizontal="false" draw:mirror-vertical="false" draw:text-areas="0 ?f0 ?f5 ?f2" draw:type="right-arrow" draw:modifiers="9785.77603143419 5681.860465116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id="id3">
          <draw:g>
            <draw:circle draw:style-name="gr23" draw:text-style-name="P3" draw:layer="layout" svg:width="2.39cm" svg:height="2.39cm" draw:transform="rotate (-1.57079632679579) translate (19.857cm 4.627cm)">
              <text:p/>
            </draw:circle>
            <draw:line draw:style-name="gr24" draw:text-style-name="P3" draw:layer="layout" svg:x1="19.514cm" svg:y1="6.676cm" svg:x2="19.195cm" svg:y2="4.751cm">
              <text:p/>
            </draw:line>
            <draw:line draw:style-name="gr25" draw:text-style-name="P3" draw:layer="layout" svg:x1="18.247cm" svg:y1="4.699cm" svg:x2="17.906cm" svg:y2="6.746cm">
              <text:p/>
            </draw:line>
          </draw:g>
          <draw:frame draw:style-name="gr26" draw:text-style-name="P9" draw:layer="layout" svg:width="1.526cm" svg:height="0.971cm" draw:transform="rotate (1.5707963267946) translate (18.196cm 6.546cm)">
            <draw:text-box>
              <text:p text:style-name="P8"><text:span text:style-name="T3">Exp</text:span></text:p>
            </draw:text-box>
          </draw:frame>
        </draw:g>
        <draw:g draw:id="id10">
          <draw:g>
            <draw:ellipse draw:style-name="gr27" draw:text-style-name="P3" draw:layer="layout" svg:width="2.388cm" svg:height="2.39cm" svg:x="3.583cm" svg:y="10.199cm">
              <text:p/>
            </draw:ellipse>
            <draw:line draw:style-name="gr28" draw:text-style-name="P3" draw:layer="layout" svg:x1="5.578cm" svg:y1="12.245cm" svg:x2="5.259cm" svg:y2="10.32cm">
              <text:p/>
            </draw:line>
            <draw:line draw:style-name="gr29" draw:text-style-name="P3" draw:layer="layout" svg:x1="4.329cm" svg:y1="10.272cm" svg:x2="3.988cm" svg:y2="12.319cm">
              <text:p/>
            </draw:line>
          </draw:g>
          <draw:frame draw:style-name="gr30" draw:text-style-name="P9" draw:layer="layout" svg:width="2.309cm" svg:height="0.971cm" draw:transform="rotate (1.5707963267946) translate (4.26cm 12.514cm)">
            <draw:text-box>
              <text:p text:style-name="P8"><text:span text:style-name="T3">H. Exp</text:span></text:p>
            </draw:text-box>
          </draw:frame>
        </draw:g>
        <draw:connector draw:style-name="gr31" draw:text-style-name="P2" draw:layer="layout" draw:line-skew="0.594cm" svg:x1="14.026cm" svg:y1="7.068cm" svg:x2="18.615cm" svg:y2="3.48cm" draw:start-shape="id1" draw:start-glue-point="4" draw:end-shape="id2" draw:end-glue-point="6" svg:d="m14026 7068h2877v-3588h1712">
          <text:p/>
        </draw:connector>
        <draw:connector draw:style-name="gr32" draw:text-style-name="P2" draw:layer="layout" svg:x1="18.666cm" svg:y1="3.531cm" svg:x2="18.662cm" svg:y2="4.627cm" draw:start-shape="id2" draw:start-glue-point="8" draw:end-shape="id3" draw:end-glue-point="0" svg:d="m18666 3531v536h-4v560">
          <text:p/>
        </draw:connector>
        <draw:connector draw:style-name="gr33" draw:text-style-name="P2" draw:layer="layout" svg:x1="21.703cm" svg:y1="4.61cm" svg:x2="18.717cm" svg:y2="3.48cm" draw:start-shape="id4" draw:start-glue-point="0" draw:end-shape="id2" draw:end-glue-point="10" svg:d="m21703 4610v-1130h-2986">
          <text:p/>
        </draw:connector>
        <draw:connector draw:style-name="gr33" draw:text-style-name="P2" draw:layer="layout" draw:line-skew="0.479cm" svg:x1="16.087cm" svg:y1="13.027cm" svg:x2="21.703cm" svg:y2="7.028cm" draw:start-shape="id5" draw:start-glue-point="2" draw:end-shape="id4" draw:end-glue-point="2" svg:d="m16087 13027v1031h5616v-7030">
          <text:p/>
        </draw:connector>
        <draw:connector draw:style-name="gr32" draw:text-style-name="P2" draw:layer="layout" draw:line-skew="0cm 0.343cm" svg:x1="18.662cm" svg:y1="7.017cm" svg:x2="20.111cm" svg:y2="9.095cm" draw:start-shape="id3" draw:start-glue-point="2" draw:end-shape="id6" draw:end-glue-point="2" svg:d="m18662 7017v719h2293v1359h-844">
          <text:p/>
        </draw:connector>
        <draw:connector draw:style-name="gr34" draw:text-style-name="P2" draw:layer="layout" svg:x1="18.004cm" svg:y1="9.095cm" svg:x2="17.174cm" svg:y2="9.097cm" draw:start-shape="id6" draw:start-glue-point="0" draw:end-shape="id5" draw:end-glue-point="5" svg:d="m18004 9095h-383v2h-447">
          <text:p/>
        </draw:connector>
        <draw:connector draw:style-name="gr31" draw:text-style-name="P2" draw:layer="layout" svg:x1="15.004cm" svg:y1="9.517cm" svg:x2="14.026cm" svg:y2="9.507cm" draw:start-shape="id5" draw:start-glue-point="7" draw:end-shape="id1" draw:end-glue-point="7" svg:d="m15004 9517h-513v-10h-465">
          <text:p/>
        </draw:connector>
        <draw:connector draw:style-name="gr35" draw:text-style-name="P2" draw:layer="layout" draw:line-skew="-0.306cm 0.885cm" svg:x1="4.775cm" svg:y1="4.332cm" svg:x2="11.17cm" svg:y2="7.008cm" draw:start-shape="id7" draw:start-glue-point="0" draw:end-shape="id1" draw:end-glue-point="5" svg:d="m4775 4332v-858h4655v3534h1740">
          <text:p/>
        </draw:connector>
        <draw:connector draw:style-name="gr36" draw:text-style-name="P2" draw:layer="layout" svg:x1="7.545cm" svg:y1="10.181cm" svg:x2="7.536cm" svg:y2="9.21cm" draw:start-shape="id8" draw:start-glue-point="0" draw:end-shape="id9" draw:end-glue-point="0" svg:d="m7545 10181v-510h-9v-461">
          <text:p/>
        </draw:connector>
        <draw:connector draw:style-name="gr36" draw:text-style-name="P2" draw:layer="layout" svg:x1="7.536cm" svg:y1="7.283cm" svg:x2="5.863cm" svg:y2="5.137cm" draw:start-shape="id9" draw:start-glue-point="2" draw:end-shape="id7" draw:end-glue-point="5" svg:d="m7536 7283v-2146h-1673">
          <text:p/>
        </draw:connector>
        <draw:connector draw:style-name="gr37" draw:text-style-name="P2" draw:layer="layout" svg:x1="4.775cm" svg:y1="9.067cm" svg:x2="4.777cm" svg:y2="10.199cm" draw:start-shape="id7" draw:start-glue-point="2" draw:end-shape="id10" draw:end-glue-point="0" svg:d="m4775 9067v567h2v565">
          <text:p/>
        </draw:connector>
        <draw:connector draw:style-name="gr35" draw:text-style-name="P2" draw:layer="layout" svg:x1="11.196cm" svg:y1="9.515cm" svg:x2="7.593cm" svg:y2="14.057cm" draw:start-shape="id1" draw:start-glue-point="6" draw:end-shape="id11" draw:end-glue-point="10" svg:d="m11196 9515h-1803v4542h-1800">
          <text:p/>
        </draw:connector>
        <draw:connector draw:style-name="gr38" draw:text-style-name="P2" draw:layer="layout" svg:x1="7.542cm" svg:y1="14.006cm" svg:x2="7.545cm" svg:y2="12.573cm" draw:start-shape="id11" draw:start-glue-point="4" draw:end-shape="id8" draw:end-glue-point="2" svg:d="m7542 14006v-704h3v-729">
          <text:p/>
        </draw:connector>
        <draw:connector draw:style-name="gr37" draw:text-style-name="P2" draw:layer="layout" svg:x1="4.777cm" svg:y1="12.589cm" svg:x2="7.491cm" svg:y2="14.057cm" draw:start-shape="id10" draw:start-glue-point="2" draw:end-shape="id11" draw:end-glue-point="6" svg:d="m4777 12589v1468h2714">
          <text:p/>
        </draw:connector>
        <draw:line draw:style-name="gr39" draw:text-style-name="P2" draw:layer="layout" svg:x1="10.559cm" svg:y1="3.718cm" svg:x2="12.166cm" svg:y2="3.718cm">
          <text:p/>
        </draw:line>
        <draw:line draw:style-name="gr40" draw:text-style-name="P2" draw:layer="layout" svg:x1="10.56cm" svg:y1="4.421cm" svg:x2="12.167cm" svg:y2="4.421cm">
          <text:p/>
        </draw:line>
        <draw:line draw:style-name="gr41" draw:text-style-name="P2" draw:layer="layout" svg:x1="10.63cm" svg:y1="5.113cm" svg:x2="12.237cm" svg:y2="5.113cm">
          <text:p/>
        </draw:line>
        <draw:frame draw:style-name="gr42" draw:text-style-name="P12" draw:layer="layout" svg:width="3.34cm" svg:height="2.616cm" svg:x="12.339cm" svg:y="3.233cm">
          <draw:text-box>
            <text:p><text:span text:style-name="T3">Liquid</text:span></text:p>
            <text:p><text:span text:style-name="T3">Two-Phase</text:span></text:p>
            <text:p><text:span text:style-name="T3">Gas</text:span></text:p>
          </draw:text-box>
        </draw:frame>
        <draw:rect draw:style-name="gr43" draw:text-style-name="P2" draw:layer="layout" svg:width="5.911cm" svg:height="2.671cm" svg:x="10.074cm" svg:y="3.069cm">
          <text:p/>
        </draw:rect>
        <draw:custom-shape draw:style-name="gr44" draw:text-style-name="P14" draw:layer="layout" svg:width="1.913cm" svg:height="1.211cm" svg:x="9.085cm" svg:y="7.683cm">
          <text:p text:style-name="P13"><text:span text:style-name="T6">T</text:span><text:span text:style-name="T7">sin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4" draw:text-style-name="P14" draw:layer="layout" svg:width="2.188cm" svg:height="1.211cm" svg:x="17.995cm" svg:y="10.799cm">
          <text:p text:style-name="P13"><text:span text:style-name="T6">T</text:span><text:span text:style-name="T7">sour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ff0000" draw:end-color="#0000ff" draw:start-intensity="100%" draw:end-intensity="100%" draw:angle="0" draw:border="0%"/>
    <draw:gradient draw:name="Gradient_20_9" draw:display-name="Gradient 9" draw:style="rectangular" draw:cx="50%" draw:cy="50%" draw:start-color="#0000ff" draw:end-color="#ffffff" draw:start-intensity="100%" draw:end-intensity="100%" draw:angle="450" draw:border="5%"/>
    <draw:gradient draw:name="Rectangular_20_red_2f_white" draw:display-name="Rectangular red/white" draw:style="rectangular" draw:cx="50%" draw:cy="50%" draw:start-color="#ff0000" draw:end-color="#ffffff" draw:start-intensity="100%" draw:end-intensity="100%" draw:angle="450" draw:border="5%"/>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2" draw:display-name="Arrowheads 2" svg:viewBox="0 0 1013 1130" svg:d="m1009 1050-449-1008-22-30-29-12-34 12-21 26-449 1012-5 13v8l5 21 12 21 17 13 21 4h903l21-4 21-13 9-21 4-21v-8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693cm" fo:page-height="42.01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initial-creator>Ian Bell</meta:initial-creator>
    <meta:creation-date>2009-06-01T20:49:51.54</meta:creation-date>
    <dc:date>2011-02-10T13:08:31.59</dc:date>
    <dc:creator>Ian Bell</dc:creator>
    <meta:editing-duration>PT01H48M16S</meta:editing-duration>
    <meta:editing-cycles>33</meta:editing-cycles>
    <meta:generator>OpenOffice.org/3.2$Win32 OpenOffice.org_project/320m12$Build-9483</meta:generator>
    <meta:document-statistic meta:object-count="63"/>
    <meta:user-defined meta:name="Info 1"/>
    <meta:user-defined meta:name="Info 2"/>
    <meta:user-defined meta:name="Info 3"/>
    <meta:user-defined meta:name="Info 4"/>
  </office:meta>
</office:document-meta>
</file>